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0e9eb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💡 <text:span text:style-name="Strong_20_Emphasis">Lesson Title:</text:span></text:h>
      <text:p text:style-name="Text_20_body"><text:span text:style-name="Strong_20_Emphasis"><text:span text:style-name="T1">#1 </text:span></text:span><text:span text:style-name="Strong_20_Emphasis">The Spirit in Me — Learning to Call on God</text:span></text:p>
      <text:p text:style-name="Horizontal_20_Line"/>
      <text:h text:style-name="Heading_20_3" text:outline-level="3">1️⃣ God Made You Special</text:h>
      <text:p text:style-name="Text_20_body">God made you in His image (Genesis 1:27). You are not an animal or a machine. You are special!<text:line-break/>God gave you a <text:span text:style-name="Emphasis">spirit</text:span> inside. This spirit is like a lamp. When God’s light shines inside, your life becomes bright (Job 32:8).</text:p>
      <text:p text:style-name="Text_20_body">Think of a phone: it looks nice, but without power, it cannot work. We are the same. Our spirit needs God’s power.</text:p>
      <text:p text:style-name="Horizontal_20_Line"/>
      <text:h text:style-name="Heading_20_3" text:outline-level="3">2️⃣ A New Life Inside</text:h>
      <text:p text:style-name="Text_20_body">When we say “Jesus, forgive me,” and believe in Him, His Spirit comes inside us.<text:line-break/>This is called <text:span text:style-name="Strong_20_Emphasis">being born again</text:span> (John 3:6).<text:line-break/>Our spirit becomes alive, happy, and clean.<text:line-break/>God’s Spirit and our spirit are now connected—like a charger giving power to your heart.</text:p>
      <text:p text:style-name="Horizontal_20_Line"/>
      <text:h text:style-name="Heading_20_3" text:outline-level="3">3️⃣ One Spirit With the Lord</text:h>
      <text:p text:style-name="Text_20_body">Jesus is not far away. He is like <text:span text:style-name="Strong_20_Emphasis">the life-giving Spirit</text:span> (1 Corinthians 15:45).<text:line-break/>When we invite Him in, He joins with our spirit.<text:line-break/>Now we are one spirit with Him (1 Corinthians 6:17).<text:line-break/>When we do wrong and feel far from God, we can pray and ask Him to forgive us. That removes the “block” and the light shines again.</text:p>
      <text:p text:style-name="Horizontal_20_Line"/>
      <text:h text:style-name="Heading_20_3" text:outline-level="3">4️⃣ Calling on His Name</text:h>
      <text:p text:style-name="Text_20_body">When we say, “O Lord Jesus,” it is more than just words—it is <text:span text:style-name="Emphasis">breathing</text:span>.<text:line-break/>Calling helps our spirit stay alive and full of peace.<text:line-break/>The Bible says, <text:span text:style-name="Emphasis">“Give thanks to the Lord; call upon His name”</text:span> (Isaiah 12:4).</text:p>
      <text:p text:style-name="Text_20_body">You can call quietly or loudly.<text:line-break/>When you feel weak or sad, call “O Lord Jesus.”<text:line-break/>When you feel happy, call again to thank Him!</text:p>
      <text:p text:style-name="Horizontal_20_Line"/>
      <text:h text:style-name="Heading_20_3" text:outline-level="3">5️⃣ Why We Call</text:h>
      <text:p text:style-name="Text_20_body">We call for many reasons:</text:p>
      <text:list text:style-name="L1">
        <text:list-item>
          <text:p text:style-name="P1">To be saved (Romans 10:13)</text:p>
        </text:list-item>
        <text:list-item>
          <text:p text:style-name="P1"><text:soft-page-break/>To feel peace in trouble (Psalm 116:13)</text:p>
        </text:list-item>
        <text:list-item>
          <text:p text:style-name="P1">To receive strength from God</text:p>
        </text:list-item>
        <text:list-item>
          <text:p text:style-name="P1">To enjoy His presence</text:p>
        </text:list-item>
      </text:list>
      <text:p text:style-name="Text_20_body">Calling is like opening your window to fresh air—your spirit feels clean again.</text:p>
      <text:p text:style-name="Horizontal_20_Line"/>
      <text:h text:style-name="Heading_20_3" text:outline-level="3">6️⃣ How We Call</text:h>
      <text:p text:style-name="Text_20_body">We call with a pure heart and clean lips (2 Timothy 2:22).<text:line-break/>We call every day, not only on Sundays.<text:line-break/>We call together in church, and we call alone when no one sees.<text:line-break/>Each time we call, it’s like breathing and drinking at the same time.</text:p>
      <text:p text:style-name="Horizontal_20_Line"/>
      <text:h text:style-name="Heading_20_3" text:outline-level="3">❤️ <text:span text:style-name="Strong_20_Emphasis">Main Thought:</text:span></text:h>
      <text:p text:style-name="Text_20_body">God made you with a spirit so you can receive Him.<text:line-break/>When you call on His name, He fills you with His lif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<text:span text:style-name="T1">#2 </text:span></text:span><text:span text:style-name="Strong_20_Emphasis">Theme:</text:span> <text:span text:style-name="Emphasis">The Security and Assurance of Salvation</text:span></text:p>
      <text:p text:style-name="Horizontal_20_Line"/>
      <text:h text:style-name="Heading_20_3" text:outline-level="3">Title: <text:span text:style-name="T1">#2 </text:span><text:span text:style-name="Strong_20_Emphasis">“Safe in God’s Hands — Never Let Go”</text:span></text:h>
      <text:p text:style-name="Horizontal_20_Line"/>
      <text:h text:style-name="Heading_20_3" text:outline-level="3">Opening Story</text:h>
      <text:p text:style-name="Text_20_body">A child once walked with her father across a busy street. She held her father’s hand tightly, but the father’s hand was even stronger.<text:line-break/>Even when her fingers slipped, his hand never let go.</text:p>
      <text:p text:style-name="Text_20_body">This is what salvation is like. When we believe in Jesus, He holds us. His hand never lets us go.</text:p>
      <text:p text:style-name="Horizontal_20_Line"/>
      <text:h text:style-name="Heading_20_3" text:outline-level="3">Main Idea</text:h>
      <text:p text:style-name="Text_20_body">When you believe in Jesus, you are <text:span text:style-name="Strong_20_Emphasis">saved</text:span>.<text:line-break/>That means you are clean, new, and part of God’s family.<text:line-break/>Some people think they can lose salvation — like a dropped coin.<text:line-break/>But no! God’s hands are strong. Once He holds you, He never drops you.</text:p>
      <text:p text:style-name="Horizontal_20_Line"/>
      <text:h text:style-name="Heading_20_3" text:outline-level="3">Figurative Explanation</text:h>
      <text:list text:style-name="L2">
        <text:list-item>
          <text:p text:style-name="P2"><text:span text:style-name="Strong_20_Emphasis">God is the rock</text:span> — He never moves.</text:p>
        </text:list-item>
        <text:list-item>
          <text:p text:style-name="P2"><text:span text:style-name="Strong_20_Emphasis">Jesus is the shepherd</text:span> — His sheep are safe in His arms.</text:p>
        </text:list-item>
        <text:list-item>
          <text:p text:style-name="P2"><text:span text:style-name="Strong_20_Emphasis">The Word is water</text:span> — It washes and keeps us clean.</text:p>
        </text:list-item>
        <text:list-item>
          <text:p text:style-name="P2"><text:span text:style-name="Strong_20_Emphasis">The Spirit is breath</text:span> — He gives life inside us every day.</text:p>
        </text:list-item>
        <text:list-item>
          <text:p text:style-name="P2"><text:span text:style-name="Strong_20_Emphasis">Love is fire</text:span> — It burns forever and never goes out.</text:p>
        </text:list-item>
      </text:list>
      <text:p text:style-name="Horizontal_20_Line"/>
      <text:h text:style-name="Heading_20_3" text:outline-level="3">Simple Key Points</text:h>
      <text:list text:style-name="L3">
        <text:list-item>
          <text:p text:style-name="P3"><text:span text:style-name="Strong_20_Emphasis">Believe → Saved Now</text:span> — Not later. (Acts 16:31)</text:p>
        </text:list-item>
        <text:list-item>
          <text:p text:style-name="P3"><text:span text:style-name="Strong_20_Emphasis">Forgiven &amp; Washed</text:span> — Like dirt washed away. (1 Cor 6:11)</text:p>
        </text:list-item>
        <text:list-item>
          <text:p text:style-name="P3"><text:span text:style-name="Strong_20_Emphasis">New Life</text:span> — Born into God’s family. (John 1:12–13)</text:p>
        </text:list-item>
        <text:list-item>
          <text:p text:style-name="P3"><text:span text:style-name="Strong_20_Emphasis">God’s Hand</text:span> — No one can take you away. (John 10:28–29)</text:p>
        </text:list-item>
        <text:list-item>
          <text:p text:style-name="P3"><text:span text:style-name="Strong_20_Emphasis">Jesus’ Promise</text:span> — “I will never cast you out.” (John 6:37)</text:p>
        </text:list-item>
        <text:list-item>
          <text:p text:style-name="P3"><text:span text:style-name="Strong_20_Emphasis">Whole Family Can Be Saved</text:span> — Like Noah, Rahab, and the jailer’s house. (Acts 16:31)</text:p>
        </text:list-item>
      </text:list>
      <text:p text:style-name="Horizontal_20_Line"/>
      <text:h text:style-name="Heading_20_3" text:outline-level="3"><text:soft-page-break/>Reflection Picture (Explain with Signs)</text:h>
      <text:p text:style-name="Text_20_body">Imagine your name written on God’s hand.<text:line-break/>Can anyone erase it? ✋ No!<text:line-break/>Because His hand is mighty and loving.</text:p>
      <text:p text:style-name="Horizontal_20_Line"/>
      <text:h text:style-name="Heading_20_3" text:outline-level="3">Closing Thought</text:h>
      <text:p text:style-name="Text_20_body">You don’t have to fear. You don’t have to guess.<text:line-break/>You can <text:span text:style-name="Strong_20_Emphasis">know</text:span>: “I am safe. I am loved. I belong to God.”</text:p>
      <text:p text:style-name="Horizontal_20_Line"/>
      <text:h text:style-name="Heading_20_3" text:outline-level="3">Short Prayer</text:h>
      <text:p text:style-name="Text_20_body">“Lord Jesus, thank You for saving me.<text:line-break/>Your hands hold me strong.<text:line-break/>Even if I fall, You never let go.<text:line-break/>Keep me close, and help me help my family know You.<text:line-break/>Amen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2T19:18:45.327000000</meta:creation-date>
    <dc:date>2025-10-22T19:23:18.906000000</dc:date>
    <meta:editing-duration>PT4M33S</meta:editing-duration>
    <meta:editing-cycles>1</meta:editing-cycles>
    <meta:document-statistic meta:table-count="0" meta:image-count="0" meta:object-count="0" meta:page-count="4" meta:paragraph-count="49" meta:word-count="723" meta:character-count="3694" meta:non-whitespace-character-count="3026"/>
    <meta:generator>EasyOffice/7.6.2.1.0$Windows_X86_64 LibreOffice_project/0bc4d647150f05f02b71ccb5539a4012b57f1faf</meta:generator>
  </office:meta>
</office:document-meta>
</file>